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isiken</text:p>
      <text:p text:style-name="P1">Im Folgenden werden Risiken aufgelistet welche in der Durchführung bestehen und letztendlich das Ergebnis des Projektes beeinflussen können.</text:p>
      <text:p text:style-name="P1"/>
      <text:list xml:id="list2494592286238375296" text:style-name="L1">
        <text:list-item>
          <text:p text:style-name="P4">Um das Ergebnis des Projektes in seiner Effizienz nicht zu beeinträchtigen werden große Mengen an Daten von Parkplätzen benötigt. Grundsätzlich hilft uns hierbei die Suche nach Open Data in den vorgenommenen Städten.</text:p>
          <text:p text:style-name="P4">Diese Open Data muss möglicherweise Serialisiert werden, da diese Daten Redundanzen enthalten können und das Format nicht immer das gleiche ist. Außerdem muss darauf geachtet werden, dass diese Daten dauerhaft aktuell sind und bleiben.</text:p>
        </text:list-item>
        <text:list-item>
          <text:p text:style-name="P4">Die Risiken sind vor allem in der Verarbeitung der Informationen zu den Parkplätzen zu sehen. Sich nicht auf ein eigenes System verlassen zu können, welches die aktuelle Belegung von Parkplätzen in ganz Deutschland ständig aktuell darstellt birgt das große Risiko aus vielem verschiedenen Open Data Quellen ständig neue Informationen zu beziehen und sich auf diese verlassen zu müssen. Außerdem ergibt sich aus der Open Data Quelle ein hohes Wartungspotential, da diese Quellen nicht immer die gleichen sind und auch diese sich jederzeit dynamisch in der Adresse verändern können. Zusätzlich können solche Quellen vernachlässigt werden und nicht mehr Up-to-Date sein ohne das wir informiert werden.</text:p>
        </text:list-item>
        <text:list-item>
          <text:p text:style-name="P4">Es wird eine große User-Base benötigt damit sich die Kommunikation über das System etablieren kann. Um dieses Risiko zu minimieren muss ausreichend für Nutzer geworben werden. Zusätzlich müssen Nutzer die miteinander kommunizieren möchten sich gegenseitig erkennen, damit Nachrichten nicht ins leere laufen.</text:p>
          <text:p text:style-name="P4"/>
        </text:list-item>
        <text:list-item>
          <text:p text:style-name="P4">Natürlich kann es aus Zeitmangel und zu hoch geplantem Workload zu einer unvollständigen Entwicklung des Systems kommen. Die fehlende Erfahrung der Entwickler und Projektbeteiligten kann so zu einem fehlerhaften oder gar unbrauchbaren Ergebnis führen.</text:p>
        </text:list-item>
      </text:list>
      <text:p text:style-name="P1"/>
      <text:list xml:id="list35323483" text:continue-numbering="true" text:style-name="L1">
        <text:list-item>
          <text:p text:style-name="P4">Mobile Geräte in der Hand halten sind am Steuer im Straßenverkehr verboten(§23 StVO). Die Benutzung muss also so simpel gestaltet werden, dass es auch vor der Fahrt und/oder mit einer Halterung einfach zu benutzen ist. Hierbei sind vor allem Test mit potentiellen Usern nötig um zu definieren was simpel beim Nutzer bedeutet. </text:p>
        </text:list-item>
      </text:list>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6-01-15T15:15:47.10</dc:date>
    <meta:editing-duration>PT25M50S</meta:editing-duration>
    <meta:editing-cycles>4</meta:editing-cycles>
    <meta:generator>OpenOffice/4.1.0$Win32 OpenOffice.org_project/410m18$Build-9764</meta:generator>
    <meta:document-statistic meta:table-count="0" meta:image-count="0" meta:object-count="0" meta:page-count="1" meta:paragraph-count="8" meta:word-count="323" meta:character-count="2186"/>
    <dc:creator>bernd  schneider</dc:creator>
  </office:meta>
</office:document-meta>
</file>